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2000" svg:font-family="Code2000"/>
    <style:font-face style:name="NewBaskerville" svg:font-family="NewBaskervill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imes New Roman" fo:font-size="12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Code2000"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ic Noah</text:p>
      <text:p text:style-name="Standard"/>
      <text:p text:style-name="Standard">Dr. Langford</text:p>
      <text:p text:style-name="Standard"/>
      <text:p text:style-name="Standard">HIS 6939</text:p>
      <text:p text:style-name="Standard"/>
      <text:p text:style-name="Standard">02/22/17</text:p>
      <text:p text:style-name="Standard"/>
      <text:p text:style-name="P1">Week 7 Bibliography</text:p>
      <text:p text:style-name="P1">- Holy Men, Women &amp; Prophets -</text:p>
      <text:p text:style-name="P1"/>
      <text:p text:style-name="P2"/>
      <text:list xml:id="list6573373706639393411" text:style-name="L1">
        <text:list-item>
          <text:p text:style-name="P3">Barber, Malcolm. "<text:span text:style-name="T2">The Order of Saint Lazarus and the Crusades</text:span>." <text:span text:style-name="T1">The Catholic Historical Review</text:span> 80, no. 3 (July 1994): 439-56. http://www.jstor.org/stable/25024318.</text:p>
          <text:p text:style-name="P3"/>
          <text:p text:style-name="P3">In this article, Barber looks into the holy order of Saint Lazarus, a holy order of knights during the crusades. <text:s text:c="2"/>This author looks to explain how this order of knights was looked at by the holy men of the time, the papacy. <text:s/>This article can be somewhat useful as it discusses the favor of the holy men of the church during the crusade era. <text:s/></text:p>
          <text:p text:style-name="P3"/>
        </text:list-item>
        <text:list-item>
          <text:p text:style-name="P3">Blondin, Jill E. "<text:span text:style-name="T2">Power Made Visible: Pope Sixtus IV as Urbis Restaurator in Quattrocento Rome.</text:span>" <text:span text:style-name="T1">The Catholic Historical Review</text:span> 91, no. 1 (2005): 1-25. doi:10.1353/cat.2005.0086. </text:p>
          <text:p text:style-name="P3"/>
          <text:p text:style-name="P3">This article has Blondin investigating the spiritual role of Pope Sixtus IV, with the papacy holding title of holy men. <text:s/>In the article, Blondin looks to investigate the power this holy man gained through his advancements in the office of pope. <text:s/>This article covers the holy men of the papacy as well how ever this provides how they gained their prestige. <text:s/></text:p>
          <text:p text:style-name="P3"/>
        </text:list-item>
        <text:list-item>
          <text:p text:style-name="P3">Cameron, Alan . "<text:span text:style-name="T2">The Imperial Pontifex</text:span>." <text:span text:style-name="T1">Harvard Studies in Classical Philology</text:span> 103 (2007): 341-84. http://www.jstor.org/stable/30032227. </text:p>
          <text:p text:style-name="P3"/>
          <text:p text:style-name="P3">This article is one that displays information regarding the office of Pontifex maximus during the days of the Empire. <text:s/>Cameron looks at the later roman emperors including Gratian and Numa Pompilius mostly by referencing work from the historian Zosimus. <text:s/>This article can be helpful since it discusses the use of this holy office that would give the one who held it a direct connection to the divine. </text:p>
          <text:p text:style-name="P3"/>
        </text:list-item>
        <text:list-item>
          <text:p text:style-name="P3">Chevedden, Paul E. "<text:span text:style-name="T2">The View of the Crusades from Rome and Damascus: The Geo-Strategic and Historical Perspectives of Pope Urban II and Alī ibn āhir al-Sulamī</text:span>." <text:span text:style-name="T1">Oriens</text:span> 39, no. 2 (2011): 257-329. doi:10.1163/187783711x588132. </text:p>
          <text:p text:style-name="P3"/>
          <text:p text:style-name="P3">This article is another look at the holy men of the papacy during the crusades. <text:s/>In this article Chevedden is writing about how two important figures on both sides of the conflict ( Pope Urban II and Alī ibn āhir al-Sulamī) by discussing the viewpoints of these figures. <text:s/>This article will not have much help in the way of discussing holy men. <text:s/></text:p>
          <text:p text:style-name="P3"/>
        </text:list-item>
        <text:list-item>
          <text:p text:style-name="P3">Cole, Penny J. "<text:span text:style-name="T2">Purgatory and Crusade in St Gregory's Trental</text:span>." <text:span text:style-name="T1">The International History Review</text:span> 17, no. 4 (1995): 713-25. doi:10.1080/07075332.1995.9640727. </text:p>
          <text:p text:style-name="P3"/>
          <text:p text:style-name="P3"><text:soft-page-break/>In this article Cole looks into the influence of the holy man of the papacy by means of the event called the St. Gregory's Trental. <text:s/>This article looks into an event in which one holy man held 30 different masses in as many days. <text:s/>This article can be helpful to look into the influence a holy man like this can have not only to the people but to the texts that record the events. </text:p>
          <text:p text:style-name="P3"/>
        </text:list-item>
        <text:list-item>
          <text:p text:style-name="P3">Cooper, Michael T. "Pathways to Druidry: A Case Study of Ár nDraíocht Féin." <text:span text:style-name="T1">Nova Religio: The Journal of Alternative and Emergent Religions</text:span> 12, no. 3 (February 2009): 40-59. http://www.jstor.org/stable/10.1525/.2009.12.3.40. </text:p>
          <text:p text:style-name="P3"/>
          <text:p text:style-name="P3">This article offers Cooper taking a look at a modern example of ancient druid ideology seen in the <text:span text:style-name="T4">Ár nDraíocht Féin or A.D.F. <text:s/>The author gives a closer look into the modern version of druidry in the regions of the United States and Western Europe. <text:s/>This article can be useful since it can give a closer look into how one gains this title of the holy man of the Druid. <text:s/></text:span></text:p>
          <text:p text:style-name="P3"/>
        </text:list-item>
        <text:list-item>
          <text:p text:style-name="P3">Kroppenberg, Inge. "Law, Religion, and Constitution of the Vestal Virgins." <text:span text:style-name="T1">Law and Literature</text:span> 22, no. 3 (2010): 418-39. doi:10.1525/2010.22.3.418. </text:p>
          <text:p text:style-name="P3"/>
          <text:p text:style-name="P3">In this article Kroppenberg looks to place the Vestal Virgins at the center of the Roman political, legal and religious worlds. <text:s/>This article can be helpful since it takes a deeper look at all the workings of the holy office of Vestal Virgin. <text:s/></text:p>
          <text:p text:style-name="P3"/>
        </text:list-item>
        <text:list-item>
          <text:p text:style-name="P3">Richardson, J. H. "Dorsuo and the Gauls." <text:span text:style-name="T1">Phoenix</text:span> 58, no. 3/4 (Winter 2004): 284-97. <text:span text:style-name="T3">http://www.jstor.org/stable/4135170.</text:span><text:span text:style-name="T5"> </text:span>doi:10.2307/4135170. </text:p>
          <text:p text:style-name="P3"/>
          <text:p text:style-name="P3">This article has a different look on the idea of holy men. <text:s/>In this article Richardson looks at the Roman figure of C. Fabius Dorsuo and how this many represented holy symbols as he marched into battle against the Gauls. <text:s/>This article does not offer much in the ways of explaining the importance of holy men yet it does portray the power a man that appears as such. </text:p>
          <text:p text:style-name="P3"/>
        </text:list-item>
        <text:list-item>
          <text:p text:style-name="P3">Ridley, Ronald T. "The Absent Pontifex Maximus." <text:span text:style-name="T1">Historia: Zeitschrift für Alte Geschichte</text:span> 54, no. 3 (2005): 275-300. http://www.jstor.org/stable/4436775. </text:p>
          <text:p text:style-name="P3"/>
          <text:p text:style-name="P3">In this article Ridley investigates the era in Rome right after the death of Caesar, which followed with the second Triumvirate and The office of Ponitfex Maximus given to Lepidus. <text:s/>Ridley looks into this time when the office was almost absent from the political scene. <text:s/>This article can be useful since it looks into a time in rome without the influence of the Pontifex. </text:p>
          <text:p text:style-name="P3"/>
        </text:list-item>
        <text:list-item>
          <text:p text:style-name="P3">Sullivan, Lawrence. "“No Longer the Messiah”: Us Federal Law Enforcement Views of Religion in Connection with the 1993 Siege of Mount Carmel Near Waco, Texas." <text:span text:style-name="T1">Numen</text:span> 43, no. 2 (1996): 213-34. doi:10.1163/1568527962598278. </text:p>
          <text:p text:style-name="P3"/>
          <text:p text:style-name="P3">This article is a different look at holy men, in this article Sullivan investigates an outside look of the self proclaimed holy man David Koresh and his cult the Branch Davidians. <text:s/>This article may be difficult to use since it's more of a piece that looks at the event as a whole but it does offer insight to how people outside a cult view a man who claims to be a holy man. <text:s/></text:p>
          <text:p text:style-name="P3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2000" svg:font-family="Code2000"/>
    <style:font-face style:name="NewBaskerville" svg:font-family="NewBaskervill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7:38:16</meta:creation-date>
    <dc:date>2017-02-19T20:43:44</dc:date>
    <meta:editing-duration>PT47M43S</meta:editing-duration>
    <meta:editing-cycles>3</meta:editing-cycles>
    <meta:generator>OpenOffice.org/3.4.1$Unix OpenOffice.org_project/341m1$Build-9593</meta:generator>
    <meta:document-statistic meta:table-count="0" meta:image-count="0" meta:object-count="0" meta:page-count="2" meta:paragraph-count="26" meta:word-count="901" meta:character-count="5421"/>
  </office:meta>
</office:document-meta>
</file>